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1.0285in"/>
    </style:style>
    <style:style style:name="Table1.B" style:family="table-column">
      <style:table-column-properties style:column-width="4.2708in"/>
    </style:style>
    <style:style style:name="Table1.C" style:family="table-column">
      <style:table-column-properties style:column-width="1.3938in"/>
    </style:style>
    <style:style style:name="Table1.A1" style:family="table-cell">
      <style:table-cell-properties style:vertical-align="middle" fo:padding="0.0194in" fo:border="none"/>
    </style:style>
    <style:style style:name="Table1.C6" style:family="table-cell">
      <style:table-cell-properties fo:padding="0.0194in" fo:border="none"/>
    </style:style>
    <style:style style:name="P1" style:family="paragraph" style:parent-style-name="Title" style:master-page-name="First_20_Page">
      <style:paragraph-properties style:page-number="auto" fo:break-before="page"/>
      <style:text-properties officeooo:paragraph-rsid="000ba745"/>
    </style:style>
    <style:style style:name="P2" style:family="paragraph" style:parent-style-name="Text_20_body">
      <style:paragraph-properties fo:break-before="page"/>
      <style:text-properties officeooo:paragraph-rsid="000ba745"/>
    </style:style>
    <style:style style:name="P3" style:family="paragraph" style:parent-style-name="Contents_20_1">
      <style:paragraph-properties>
        <style:tab-stops>
          <style:tab-stop style:position="6.6925in" style:type="right" style:leader-style="dotted" style:leader-text="."/>
        </style:tab-stops>
      </style:paragraph-properties>
    </style:style>
    <style:style style:name="P4" style:family="paragraph" style:parent-style-name="Contents_20_2">
      <style:paragraph-properties>
        <style:tab-stops>
          <style:tab-stop style:position="6.4957in" style:type="right" style:leader-style="dotted" style:leader-text="."/>
        </style:tab-stops>
      </style:paragraph-properties>
    </style:style>
    <style:style style:name="P5" style:family="paragraph" style:parent-style-name="Heading_20_2">
      <style:text-properties officeooo:rsid="000b84e4"/>
    </style:style>
    <style:style style:name="P6" style:family="paragraph" style:parent-style-name="Heading_20_1">
      <style:paragraph-properties fo:break-before="page"/>
    </style:style>
    <style:style style:name="P7" style:family="paragraph" style:parent-style-name="Text_20_body">
      <style:text-properties officeooo:rsid="000c71e6"/>
    </style:style>
    <style:style style:name="P8" style:family="paragraph" style:parent-style-name="Text_20_body">
      <style:text-properties officeooo:paragraph-rsid="000c00cf"/>
    </style:style>
    <style:style style:name="P9" style:family="paragraph" style:parent-style-name="Text_20_body" style:list-style-name="L1">
      <style:text-properties officeooo:rsid="000c71e6" officeooo:paragraph-rsid="000c71e6"/>
    </style:style>
    <style:style style:name="P10" style:family="paragraph" style:parent-style-name="Text_20_body" style:list-style-name="L1">
      <style:text-properties officeooo:rsid="000b84e4"/>
    </style:style>
    <style:style style:name="P11" style:family="paragraph" style:parent-style-name="Text_20_body" style:list-style-name="L1">
      <style:text-properties officeooo:rsid="000e0d92" officeooo:paragraph-rsid="000e0d92"/>
    </style:style>
    <style:style style:name="P12" style:family="paragraph" style:parent-style-name="Text_20_body" style:list-style-name="L2">
      <style:text-properties officeooo:rsid="000b84e4"/>
    </style:style>
    <style:style style:name="P13" style:family="paragraph" style:parent-style-name="Text_20_body">
      <style:text-properties officeooo:rsid="000b84e4"/>
    </style:style>
    <style:style style:name="P14" style:family="paragraph" style:parent-style-name="Text_20_body" style:list-style-name="L3">
      <style:text-properties officeooo:rsid="000e0d92" officeooo:paragraph-rsid="000e0d92"/>
    </style:style>
    <style:style style:name="P15" style:family="paragraph" style:parent-style-name="Text_20_body" style:list-style-name="L3">
      <style:text-properties officeooo:rsid="0011725d" officeooo:paragraph-rsid="0011725d"/>
    </style:style>
    <style:style style:name="P16" style:family="paragraph" style:parent-style-name="Text_20_body" style:list-style-name="L4">
      <style:text-properties officeooo:rsid="000b84e4"/>
    </style:style>
    <style:style style:name="P17" style:family="paragraph" style:parent-style-name="Text_20_body" style:list-style-name="L4">
      <style:text-properties officeooo:rsid="000e0d92" officeooo:paragraph-rsid="000e0d92"/>
    </style:style>
    <style:style style:name="P18" style:family="paragraph" style:parent-style-name="Text_20_body" style:list-style-name="L5">
      <style:text-properties officeooo:rsid="000b84e4"/>
    </style:style>
    <style:style style:name="P19" style:family="paragraph" style:parent-style-name="Text_20_body" style:list-style-name="L5">
      <style:text-properties officeooo:rsid="000e0d92" officeooo:paragraph-rsid="000e0d92"/>
    </style:style>
    <style:style style:name="P20" style:family="paragraph" style:parent-style-name="Text_20_body" style:list-style-name="L5">
      <style:text-properties officeooo:rsid="00157577" officeooo:paragraph-rsid="00157577"/>
    </style:style>
    <style:style style:name="P21" style:family="paragraph" style:parent-style-name="Text_20_body" style:list-style-name="L6">
      <style:text-properties officeooo:rsid="000e0d92" officeooo:paragraph-rsid="000e0d92"/>
    </style:style>
    <style:style style:name="P22" style:family="paragraph" style:parent-style-name="Text_20_body" style:list-style-name="L6">
      <style:text-properties officeooo:rsid="000b84e4"/>
    </style:style>
    <style:style style:name="P23" style:family="paragraph" style:parent-style-name="Text_20_body" style:list-style-name="L7">
      <style:text-properties officeooo:rsid="000b84e4"/>
    </style:style>
    <style:style style:name="P24" style:family="paragraph" style:parent-style-name="Text_20_body" style:list-style-name="L7">
      <style:text-properties officeooo:rsid="000f8594" officeooo:paragraph-rsid="000f8594"/>
    </style:style>
    <style:style style:name="P25" style:family="paragraph" style:parent-style-name="Text_20_body" style:list-style-name="L7">
      <style:text-properties officeooo:rsid="00198e8c" officeooo:paragraph-rsid="00198e8c"/>
    </style:style>
    <style:style style:name="P26" style:family="paragraph" style:parent-style-name="Text_20_body" style:list-style-name="L8">
      <style:text-properties officeooo:rsid="000b84e4"/>
    </style:style>
    <style:style style:name="P27" style:family="paragraph" style:parent-style-name="Text_20_body" style:list-style-name="L9">
      <style:text-properties officeooo:rsid="000b84e4"/>
    </style:style>
    <style:style style:name="P28" style:family="paragraph" style:parent-style-name="Text_20_body" style:list-style-name="L9">
      <style:text-properties officeooo:rsid="000b84e4" officeooo:paragraph-rsid="00198e8c"/>
    </style:style>
    <style:style style:name="P29" style:family="paragraph" style:parent-style-name="Text_20_body" style:list-style-name="L9"/>
    <style:style style:name="P30" style:family="paragraph" style:parent-style-name="Heading_20_1">
      <style:paragraph-properties fo:break-before="page"/>
      <style:text-properties officeooo:rsid="0011725d" officeooo:paragraph-rsid="0011725d"/>
    </style:style>
    <style:style style:name="P31" style:family="paragraph" style:parent-style-name="Text_20_body">
      <style:text-properties officeooo:rsid="0011725d" officeooo:paragraph-rsid="0011725d"/>
    </style:style>
    <style:style style:name="P32" style:family="paragraph" style:parent-style-name="Text_20_body">
      <style:text-properties officeooo:paragraph-rsid="001536d4"/>
    </style:style>
    <style:style style:name="P33" style:family="paragraph" style:parent-style-name="Text_20_body">
      <style:text-properties officeooo:paragraph-rsid="00157577"/>
    </style:style>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12"/>
    <style:style style:name="P37" style:family="paragraph" style:parent-style-name="Text_20_body" style:list-style-name="L13"/>
    <style:style style:name="P38" style:family="paragraph" style:parent-style-name="Text_20_body">
      <style:text-properties officeooo:paragraph-rsid="00168e82"/>
    </style:style>
    <style:style style:name="P39" style:family="paragraph" style:parent-style-name="Text_20_body">
      <style:text-properties officeooo:paragraph-rsid="00198e8c"/>
    </style:style>
    <style:style style:name="P40" style:family="paragraph" style:parent-style-name="Text_20_body">
      <style:text-properties officeooo:paragraph-rsid="001b5a5f"/>
    </style:style>
    <style:style style:name="P41" style:family="paragraph" style:parent-style-name="Text_20_body">
      <style:text-properties officeooo:paragraph-rsid="001c91c4"/>
    </style:style>
    <style:style style:name="P42" style:family="paragraph" style:parent-style-name="Text_20_body" style:list-style-name="L14">
      <style:text-properties officeooo:rsid="000b84e4"/>
    </style:style>
    <style:style style:name="P43" style:family="paragraph" style:parent-style-name="Text_20_body" style:list-style-name="L14">
      <style:text-properties officeooo:rsid="001b5a5f" officeooo:paragraph-rsid="001b5a5f"/>
    </style:style>
    <style:style style:name="P44" style:family="paragraph" style:parent-style-name="Table_20_Contents">
      <style:text-properties fo:font-size="2pt" style:font-size-asian="2pt" style:font-size-complex="2pt"/>
    </style:style>
    <style:style style:name="P45" style:family="paragraph" style:parent-style-name="Standard">
      <style:text-properties officeooo:rsid="000b84e4" officeooo:paragraph-rsid="000b84e4"/>
    </style:style>
    <style:style style:name="T1" style:family="text">
      <style:text-properties officeooo:rsid="000b84e4"/>
    </style:style>
    <style:style style:name="T2" style:family="text">
      <style:text-properties fo:font-weight="normal" officeooo:rsid="000c71e6" style:font-weight-asian="normal" style:font-weight-complex="normal"/>
    </style:style>
    <style:style style:name="T3" style:family="text">
      <style:text-properties officeooo:rsid="000ba745"/>
    </style:style>
    <style:style style:name="T4" style:family="text">
      <style:text-properties officeooo:rsid="000c71e6"/>
    </style:style>
    <style:style style:name="T5" style:family="text">
      <style:text-properties officeooo:rsid="000e0d92"/>
    </style:style>
    <style:style style:name="T6" style:family="text">
      <style:text-properties officeooo:rsid="0011725d"/>
    </style:style>
    <style:style style:name="T7" style:family="text">
      <style:text-properties officeooo:rsid="000f8594"/>
    </style:style>
    <style:style style:name="T8" style:family="text">
      <style:text-properties officeooo:rsid="00168e82"/>
    </style:style>
    <style:style style:name="T9" style:family="text">
      <style:text-properties officeooo:rsid="00198e8c"/>
    </style:style>
    <style:style style:name="T10" style:family="text">
      <style:text-properties officeooo:rsid="00135149"/>
    </style:style>
    <style:style style:name="T11" style:family="text">
      <style:text-properties officeooo:rsid="001536d4"/>
    </style:style>
    <style:style style:name="T12" style:family="text">
      <style:text-properties fo:font-weight="normal" officeooo:rsid="001536d4" style:font-weight-asian="normal" style:font-weight-complex="normal"/>
    </style:style>
    <style:style style:name="T13" style:family="text">
      <style:text-properties fo:font-style="italic" fo:font-weight="normal" officeooo:rsid="001536d4" style:font-style-asian="italic" style:font-weight-asian="normal" style:font-style-complex="italic" style:font-weight-complex="normal"/>
    </style:style>
    <style:style style:name="T14" style:family="text">
      <style:text-properties fo:font-weight="normal" officeooo:rsid="00157577" style:font-weight-asian="normal" style:font-weight-complex="normal"/>
    </style:style>
    <style:style style:name="T15" style:family="text">
      <style:text-properties officeooo:rsid="00157577"/>
    </style:style>
    <style:style style:name="T16" style:family="text">
      <style:text-properties fo:font-weight="normal" officeooo:rsid="00168e82" style:font-weight-asian="normal" style:font-weight-complex="normal"/>
    </style:style>
    <style:style style:name="T17" style:family="text">
      <style:text-properties fo:font-weight="bold" officeooo:rsid="00168e82" style:font-weight-asian="bold" style:font-weight-complex="bold"/>
    </style:style>
    <style:style style:name="T18" style:family="text">
      <style:text-properties fo:font-weight="bold" officeooo:rsid="00182e5f" style:font-weight-asian="bold" style:font-weight-complex="bold"/>
    </style:style>
    <style:style style:name="T19" style:family="text">
      <style:text-properties fo:font-weight="normal" officeooo:rsid="00182e5f" style:font-weight-asian="normal" style:font-weight-complex="normal"/>
    </style:style>
    <style:style style:name="T20" style:family="text">
      <style:text-properties fo:font-variant="normal" fo:text-transform="none" style:use-window-font-color="true" loext:opacity="0%" fo:font-family="apple-system, BlinkMacSystemFont, 'Segoe UI', 'Noto Sans', Helvetica, Arial, sans-serif, 'Apple Color Emoji', 'Segoe UI Emoji'" fo:font-size="12pt" fo:letter-spacing="normal" fo:font-style="normal" fo:font-weight="normal" officeooo:rsid="00168e82" style:font-weight-asian="normal" style:font-weight-complex="normal"/>
    </style:style>
    <style:style style:name="T21" style:family="text">
      <style:text-properties fo:font-weight="bold" officeooo:rsid="00198e8c" style:font-weight-asian="bold" style:font-weight-complex="bold"/>
    </style:style>
    <style:style style:name="T22" style:family="text">
      <style:text-properties fo:font-weight="normal" officeooo:rsid="00198e8c" style:font-weight-asian="normal" style:font-weight-complex="normal"/>
    </style:style>
    <style:style style:name="T23" style:family="text">
      <style:text-properties fo:font-weight="normal" officeooo:rsid="001b5a5f" style:font-weight-asian="normal" style:font-weight-complex="normal"/>
    </style:style>
    <style:style style:name="T24" style:family="text">
      <style:text-properties officeooo:rsid="001b5a5f"/>
    </style:style>
    <style:style style:name="T25" style:family="text">
      <style:text-properties fo:color="#ff0000" loext:opacity="100%" officeooo:rsid="001b5a5f"/>
    </style:style>
    <style:style style:name="T26" style:family="text">
      <style:text-properties fo:font-weight="normal" style:font-weight-asian="normal" style:font-weight-complex="normal"/>
    </style:style>
    <style:style style:name="T27" style:family="text">
      <style:text-properties fo:font-weight="bold" officeooo:rsid="001b5a5f" style:font-weight-asian="bold" style:font-weight-complex="bold"/>
    </style:style>
    <style:style style:name="T28" style:family="text">
      <style:text-properties fo:color="#ff0000" loext:opacity="100%" fo:font-weight="normal" officeooo:rsid="001b5a5f" style:font-weight-asian="normal" style:font-weight-complex="normal"/>
    </style:style>
    <style:style style:name="T29" style:family="text">
      <style:text-properties fo:color="#ff0000" loext:opacity="100%" fo:font-weight="normal" officeooo:rsid="001c91c4" style:font-weight-asian="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Analyse- en Adviesdocument: Prototype voor het meten van gezondheidsparameters</text:span></text:p>
      <text:p text:style-name="P2"><text:span text:style-name="Strong_20_Emphas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1_544639217" office:name="1. Projectbeschrijving" text:style-name="Index_20_Link" text:visited-style-name="Index_20_Link">1. Projectbeschrijving<text:tab/>3</text:a></text:p>
          <text:p text:style-name="P3"><text:a xlink:type="simple" xlink:href="#__RefHeading___Toc3_544639217" office:name="2. Analyse" text:style-name="Index_20_Link" text:visited-style-name="Index_20_Link">2. Analyse<text:tab/>4</text:a></text:p>
          <text:p text:style-name="P4"><text:a xlink:type="simple" xlink:href="#__RefHeading___Toc5_544639217" office:name="2.1 Context en probleem" text:style-name="Index_20_Link" text:visited-style-name="Index_20_Link">2.1 Context en probleem<text:tab/>4</text:a></text:p>
          <text:p text:style-name="P4"><text:a xlink:type="simple" xlink:href="#__RefHeading___Toc7_544639217" office:name="2.2 Stakeholders" text:style-name="Index_20_Link" text:visited-style-name="Index_20_Link">2.2 Stakeholders<text:tab/>4</text:a></text:p>
          <text:p text:style-name="P4"><text:a xlink:type="simple" xlink:href="#__RefHeading___Toc9_544639217" office:name="2.3 Scope" text:style-name="Index_20_Link" text:visited-style-name="Index_20_Link">2.3 Scope<text:tab/>4</text:a></text:p>
          <text:p text:style-name="P4"><text:a xlink:type="simple" xlink:href="#__RefHeading___Toc11_544639217" office:name="2.4 Vereisten (MoSCoW)" text:style-name="Index_20_Link" text:visited-style-name="Index_20_Link">2.4 Vereisten (MoSCoW)<text:tab/>4</text:a></text:p>
          <text:p text:style-name="P4"><text:a xlink:type="simple" xlink:href="#__RefHeading___Toc13_544639217" office:name="2.5 Methoden" text:style-name="Index_20_Link" text:visited-style-name="Index_20_Link">2.5 Methoden<text:tab/>5</text:a></text:p>
          <text:p text:style-name="P3"><text:a xlink:type="simple" xlink:href="#__RefHeading___Toc15_544639217" office:name="3. Advies" text:style-name="Index_20_Link" text:visited-style-name="Index_20_Link">3. Advies<text:tab/>6</text:a></text:p>
          <text:p text:style-name="P4"><text:a xlink:type="simple" xlink:href="#__RefHeading___Toc17_544639217" office:name="3.1 Voorgestelde oplossing" text:style-name="Index_20_Link" text:visited-style-name="Index_20_Link">3.1 Voorgestelde oplossing<text:tab/>6</text:a></text:p>
          <text:p text:style-name="P4"><text:a xlink:type="simple" xlink:href="#__RefHeading___Toc19_544639217" office:name="3.2 Planning (globaal, gebaseerd op LO2 activiteiten)" text:style-name="Index_20_Link" text:visited-style-name="Index_20_Link">3.2 Planning (globaal, gebaseerd op LO2 activiteiten)<text:tab/>6</text:a></text:p>
        </text:index-body>
      </text:table-of-content>
      <text:h text:style-name="P5" text:outline-level="2"><text:span text:style-name="Strong_20_Emphasis"/></text:h>
      <text:h text:style-name="Heading_20_1" text:outline-level="1"><text:span text:style-name="Strong_20_Emphasis"/></text:h>
      <text:h text:style-name="P6" text:outline-level="1"><text:bookmark-start text:name="__RefHeading___Toc1_544639217"/><text:span text:style-name="Strong_20_Emphasis"><text:span text:style-name="T1">1</text:span></text:span><text:span text:style-name="Strong_20_Emphasis">. Projectbeschrijving</text:span><text:bookmark-end text:name="__RefHeading___Toc1_544639217"/></text:h>
      <text:p text:style-name="P7"><text:span text:style-name="Strong_20_Emphasis">Projectnaam:</text:span> Bewegingsanalyse Squat</text:p>
      <text:p text:style-name="P7"><text:span text:style-name="Strong_20_Emphasis">Probleem:</text:span><text:line-break/>Veel volwassenen ervaren kniepijn, vaak veroorzaakt door mobiliteitsproblemen bij de voet of heup. De squat kan deze problemen blootleggen, maar sporters en professionals hebben moeite om te zien wat er precies gebeurt tijdens de uitvoering.</text:p>
      <text:p text:style-name="P7"><text:span text:style-name="Strong_20_Emphasis">Doel:</text:span><text:line-break/>Ontwikkelen van een prototype meetsysteem dat drukverdeling en belasting tijdens een squat registreert, zodat fysiotherapeuten, coaches en sporters beter inzicht krijgen in techniek en mobiliteit.</text:p>
      <text:p text:style-name="P7"><text:span text:style-name="Strong_20_Emphasis">Hoofdvraag:</text:span><text:line-break/>Hoe kan een meetsysteem worden ontwikkeld dat inzicht geeft in drukverdeling en belasting tijdens een squat, om techniek en mobiliteit te analyseren?</text:p>
      <text:p text:style-name="P7"/>
      <text:p text:style-name="P8"><text:span text:style-name="Strong_20_Emphasis"><text:span text:style-name="T2"/></text:span></text:p>
      <text:h text:style-name="P6" text:outline-level="1"><text:bookmark-start text:name="__RefHeading___Toc3_544639217"/><text:span text:style-name="Strong_20_Emphasis">2. Analyse</text:span><text:bookmark-end text:name="__RefHeading___Toc3_544639217"/></text:h>
      <text:h text:style-name="Heading_20_2" text:outline-level="2"><text:bookmark-start text:name="__RefHeading___Toc5_544639217"/><text:span text:style-name="Strong_20_Emphasis"><text:span text:style-name="T3">2</text:span></text:span><text:span text:style-name="Strong_20_Emphasis">.1 Context en probleem</text:span><text:bookmark-end text:name="__RefHeading___Toc5_544639217"/></text:h>
      <text:list text:style-name="L1">
        <text:list-item>
          <text:p text:style-name="P9">Fysiotherapeuten/Coaches onderstenen patiënten/clienten, maar kunnen niet in hun lichaam kijken.</text:p>
        </text:list-item>
        <text:list-item>
          <text:p text:style-name="P10">Technologie kan helpen door inzicht te geve<text:span text:style-name="T4">n in de drukverdeling van de voeten</text:span></text:p>
        </text:list-item>
        <text:list-item>
          <text:p text:style-name="P11">Een open-source tooling ontwikkelen dat kan bijdragen bij de aanpak van mobiliteitsissue.</text:p>
        </text:list-item>
      </text:list>
      <text:h text:style-name="Heading_20_2" text:outline-level="2"><text:bookmark-start text:name="__RefHeading___Toc7_544639217"/><text:span text:style-name="Strong_20_Emphasis"><text:span text:style-name="T3">2</text:span></text:span><text:span text:style-name="Strong_20_Emphasis">.2 Stakeholders</text:span><text:bookmark-end text:name="__RefHeading___Toc7_544639217"/></text:h>
      <text:list text:style-name="L2">
        <text:list-item>
          <text:p text:style-name="P12"><text:span text:style-name="Strong_20_Emphasis">Gebruiker:</text:span> <text:span text:style-name="T5">Fysiotherapeuten en coaches</text:span></text:p>
        </text:list-item>
        <text:list-item>
          <text:p text:style-name="P12"><text:span text:style-name="Strong_20_Emphasis">Ontwikkelaarsteam:</text:span> bouwt hardware/software.</text:p>
        </text:list-item>
        <text:list-item>
          <text:p text:style-name="P12"><text:span text:style-name="Strong_20_Emphasis">Experts / Docenten:</text:span> geven feedback op technische en analytische keuzes.</text:p>
        </text:list-item>
      </text:list>
      <text:h text:style-name="Heading_20_2" text:outline-level="2"><text:bookmark-start text:name="__RefHeading___Toc9_544639217"/><text:span text:style-name="Strong_20_Emphasis"><text:span text:style-name="T3">2</text:span></text:span><text:span text:style-name="Strong_20_Emphasis">.3 Scope</text:span><text:bookmark-end text:name="__RefHeading___Toc9_544639217"/></text:h>
      <text:p text:style-name="P13"><text:span text:style-name="Strong_20_Emphasis">Inclusief:</text:span></text:p>
      <text:list text:style-name="L3">
        <text:list-item>
          <text:p text:style-name="P14">Real-time monitoren van de druk dat door de voeten heen gaat bij het maken van een squat</text:p>
        </text:list-item>
        <text:list-item>
          <text:p text:style-name="P14">Gegevens verzamelen en lokaal opslaan</text:p>
        </text:list-item>
        <text:list-item>
          <text:p text:style-name="P15">Terugkijken van squats</text:p>
        </text:list-item>
      </text:list>
      <text:p text:style-name="P13"><text:span text:style-name="Strong_20_Emphasis">Exclusief:</text:span></text:p>
      <text:list text:style-name="L4">
        <text:list-item>
          <text:p text:style-name="P16">Diagnose of behandeling door medisch personeel</text:p>
        </text:list-item>
        <text:list-item>
          <text:p text:style-name="P17">Geen aanbeveling <text:span text:style-name="T6">of hints of ai</text:span></text:p>
        </text:list-item>
        <text:list-item>
          <text:p text:style-name="P16">Opslag van gegevens op externe servers zonder encryptie</text:p>
        </text:list-item>
      </text:list>
      <text:h text:style-name="Heading_20_2" text:outline-level="2"><text:bookmark-start text:name="__RefHeading___Toc11_544639217"/><text:span text:style-name="Strong_20_Emphasis"><text:span text:style-name="T3">2</text:span></text:span><text:span text:style-name="Strong_20_Emphasis">.4 Vereisten (MoSCoW)</text:span><text:bookmark-end text:name="__RefHeading___Toc11_544639217"/></text:h>
      <text:p text:style-name="P13"><text:span text:style-name="Strong_20_Emphasis">Must:</text:span></text:p>
      <text:list text:style-name="L5">
        <text:list-item>
          <text:p text:style-name="P18">Real-time meting van <text:span text:style-name="T5">druk door voeten</text:span></text:p>
        </text:list-item>
        <text:list-item>
          <text:p text:style-name="P19">Real-time weergeven van de meting van de druk door de voeten</text:p>
        </text:list-item>
        <text:list-item>
          <text:p text:style-name="P19">Data wordt lokaal opgeslagen zodat het later kan worden teruggekeken.</text:p>
        </text:list-item>
        <text:list-item>
          <text:p text:style-name="P19"><text:soft-page-break/><text:span text:style-name="T7">Het meetinstrument mag de </text:span>voetfunctionaliteit niet in de weg zitten bij het maken van een squat</text:p>
        </text:list-item>
        <text:list-item>
          <text:p text:style-name="P20">Carryable, mogelijkheid om het te tillen en te vervoeren door een fitte persoon.</text:p>
        </text:list-item>
        <text:list-item>
          <text:p text:style-name="P20">Moet binnen een kwartier opgezet kunnen worden, <text:span text:style-name="T8">waarna het direct kan worden toegepast.</text:span></text:p>
        </text:list-item>
      </text:list>
      <text:p text:style-name="P13"><text:span text:style-name="Strong_20_Emphasis">Should:</text:span></text:p>
      <text:list text:style-name="L6">
        <text:list-item>
          <text:p text:style-name="P21">Basisadvies op basis van data-analyse</text:p>
        </text:list-item>
        <text:list-item>
          <text:p text:style-name="P22">Historische data opslaan en trends tonen</text:p>
        </text:list-item>
        <text:list-item>
          <text:p text:style-name="P22">Privacy- en beveiligingsmaatregelen geïntegreerd</text:p>
        </text:list-item>
      </text:list>
      <text:p text:style-name="P13"><text:span text:style-name="Strong_20_Emphasis">Could:</text:span></text:p>
      <text:list text:style-name="L7">
        <text:list-item>
          <text:p text:style-name="P23">Integratie met apps of wearables</text:p>
        </text:list-item>
        <text:list-item>
          <text:p text:style-name="P24">Integratie met de cloud</text:p>
        </text:list-item>
        <text:list-item>
          <text:p text:style-name="P23">Mogelijkheid tot notificaties of alerts</text:p>
        </text:list-item>
        <text:list-item>
          <text:p text:style-name="P25">Andere sensoren toevoegen</text:p>
        </text:list-item>
      </text:list>
      <text:p text:style-name="P13"><text:span text:style-name="Strong_20_Emphasis">Won’t:</text:span></text:p>
      <text:list text:style-name="L8">
        <text:list-item>
          <text:p text:style-name="P26">Medische diagnoses of voorschriften</text:p>
        </text:list-item>
      </text:list>
      <text:h text:style-name="Heading_20_2" text:outline-level="2"><text:bookmark-start text:name="__RefHeading___Toc13_544639217"/><text:span text:style-name="Strong_20_Emphasis"><text:span text:style-name="T3">2</text:span></text:span><text:span text:style-name="Strong_20_Emphasis">.5 Methoden</text:span><text:bookmark-end text:name="__RefHeading___Toc13_544639217"/></text:h>
      <text:list text:style-name="L9">
        <text:list-item>
          <text:p text:style-name="P27"><text:span text:style-name="Strong_20_Emphasis">Analyse van bestaande producten:</text:span> vergelijkbare <text:span text:style-name="T6">producten</text:span></text:p>
        </text:list-item>
        <text:list-item>
          <text:p text:style-name="P28"><text:span text:style-name="Strong_20_Emphasis">SWOT-analyse:</text:span> hardwarekeuze </text:p>
        </text:list-item>
        <text:list-item>
          <text:p text:style-name="P27"><text:span text:style-name="Strong_20_Emphasis">Literatuurstudie:</text:span> algoritmes voor data-analyse en interpretatie van vitale parameters <text:span text:style-name="T9">tja, weet niet of dit zo handig is</text:span></text:p>
        </text:list-item>
        <text:list-item>
          <text:p text:style-name="P29"><text:span text:style-name="Strong_20_Emphasis"><text:span text:style-name="T1">Interview met experts:</text:span></text:span><text:span text:style-name="T1"> bespreking van haalbaarheid en privacy</text:span></text:p>
        </text:list-item>
      </text:list>
      <text:p text:style-name="Text_20_body"/>
      <text:h text:style-name="P30" text:outline-level="1">3. <text:span text:style-name="T10">Methodes</text:span></text:h>
      <text:p text:style-name="P31">In dit hoofdstuk worden de methodes van 2.5 uitgewerkt.</text:p>
      <text:h text:style-name="Heading_20_2" text:outline-level="2"><text:span text:style-name="Strong_20_Emphasis"><text:span text:style-name="T11">3.1 A</text:span></text:span><text:span text:style-name="Strong_20_Emphasis">nalyse van bestaande producten</text:span></text:h>
      <text:p text:style-name="P32"><text:span text:style-name="Strong_20_Emphasis"><text:span text:style-name="T12">Door middel van een zoektiocht via ChatGPT, waarbij in aan ChatGPT het volgende vroeg: </text:span></text:span><text:span text:style-name="Strong_20_Emphasis"><text:span text:style-name="T13">“zijn er al bestaande open-source tooling dat inzihct kan geven in hoeveel kracht er door de voeten heen gaat bij het doen van bijvoorbeeld een squat?</text:span></text:span><text:span text:style-name="Strong_20_Emphasis"><text:span text:style-name="T13">”</text:span></text:span><text:span text:style-name="Strong_20_Emphasis"><text:span text:style-name="T12"> ben ik de volgende producten tegengekomen.</text:span></text:span></text:p>
      <text:p text:style-name="P33"><text:span text:style-name="Strong_20_Emphasis"><text:span text:style-name="T14">ChatGPT stuurded mij de volgende richting op:</text:span></text:span></text:p>
      <text:p text:style-name="Text_20_body"><text:span text:style-name="Strong_20_Emphasis"><text:span text:style-name="T14">1. </text:span></text:span><text:span text:style-name="Strong_20_Emphasis"><text:span text:style-name="T15">Force plates (krachtplaten) met open-source software</text:span></text:span></text:p>
      <text:list text:style-name="L10">
        <text:list-item>
          <text:p text:style-name="P34"><text:span text:style-name="Strong_20_Emphasis">OpenGo (Moticon)</text:span> – commerciële zooltjes, maar de software is gesloten.</text:p>
        </text:list-item>
        <text:list-item>
          <text:p text:style-name="P34"><text:span text:style-name="Strong_20_Emphasis">OpenKinetics / OpenForcePlate</text:span> – er bestaan DIY-projecten met <text:span text:style-name="Strong_20_Emphasis">load cells</text:span> en Arduino’s/Raspberry Pi’s. Veel gebruiken goedkope <text:span text:style-name="Strong_20_Emphasis">HX711 load cell amplifiers</text:span>. Code is vaak open-source (Python, Arduino C++).</text:p>
          <text:list>
            <text:list-item>
              <text:p text:style-name="P34">Voorbeeld: <text:a xlink:type="simple" xlink:href="https://github.com/opensim-org/opensim-core" office:target-frame-name="_new" xlink:show="replace" text:style-name="Internet_20_link" text:visited-style-name="Visited_20_Internet_20_Link">OpenForcePlate GitHub project</text:a> combineert hardware + OpenSim om krachten te berekenen.</text:p>
            </text:list-item>
            <text:list-item>
              <text:p text:style-name="P34">Makerscommunity rond krachtplaten bouwt al meetbare platformen voor sprongen en squats.</text:p>
            </text:list-item>
          </text:list>
        </text:list-item>
      </text:list>
      <text:p text:style-name="Text_20_body">2. <text:span text:style-name="Strong_20_Emphasis">Biomechanica software</text:span></text:p>
      <text:list text:style-name="L11">
        <text:list-item>
          <text:p text:style-name="P35"><text:span text:style-name="Strong_20_Emphasis">OpenSim (Stanford, open-source)</text:span></text:p>
          <text:list>
            <text:list-item>
              <text:p text:style-name="P35">Hiermee kun je bewegingen (captured met motion capture of IMU’s) combineren met krachten om spier- en gewrichtsbelasting te simuleren.</text:p>
            </text:list-item>
            <text:list-item>
              <text:p text:style-name="P35">Als je een krachtplaat toevoegt, kun je exact zien hoeveel kracht door de voeten loopt.</text:p>
            </text:list-item>
          </text:list>
        </text:list-item>
      </text:list>
      <text:p text:style-name="Text_20_body">3. <text:span text:style-name="Strong_20_Emphasis">Wearables / sensor-based</text:span></text:p>
      <text:list text:style-name="L12">
        <text:list-item>
          <text:p text:style-name="P36">Er bestaan open-source projecten met <text:span text:style-name="Strong_20_Emphasis">drukzolen (in-shoe pressure sensors)</text:span>, vaak met piezo- of resistieve druksensoren.</text:p>
          <text:list>
            <text:list-item>
              <text:p text:style-name="P36">Voorbeeld: OpenShoe project (meer voor positionering, maar uitbreidbaar met krachtsensoren).</text:p>
            </text:list-item>
            <text:list-item>
              <text:p text:style-name="P36">DIY-zolen met flexibele FSR’s (force sensitive resistors) zijn populair, veel code staat open-source op GitHub.</text:p>
            </text:list-item>
          </text:list>
        </text:list-item>
      </text:list>
      <text:p text:style-name="Text_20_body">4. <text:span text:style-name="Strong_20_Emphasis">Video-based benaderingen</text:span></text:p>
      <text:list text:style-name="L13">
        <text:list-item>
          <text:p text:style-name="P37"><text:soft-page-break/>Met alleen video is het moeilijk om absolute kracht door de voeten te schatten.</text:p>
        </text:list-item>
        <text:list-item>
          <text:p text:style-name="P37">Wel bestaan er open-source ML-tools zoals <text:span text:style-name="Strong_20_Emphasis">OpenPose</text:span> of <text:span text:style-name="Strong_20_Emphasis">MediaPipe</text:span>, die houdingen schatten. Deze kun je koppelen aan biomechanische modellen (zoals in OpenSim), maar dat geeft indirecte schattingen, niet echte gemeten krachten.</text:p>
        </text:list-item>
      </text:list>
      <text:p text:style-name="Text_20_body"><text:span text:style-name="Strong_20_Emphasis"/></text:p>
      <text:p text:style-name="P33"><text:span text:style-name="Strong_20_Emphasis"><text:span text:style-name="T14">Wat vindt ik van dit antwoord?</text:span></text:span></text:p>
      <text:p text:style-name="P33"><text:span text:style-name="Strong_20_Emphasis"><text:span text:style-name="T14">1. </text:span></text:span><text:span text:style-name="Strong_20_Emphasis">OpenGo (Moticon)</text:span> – <text:span text:style-name="Strong_20_Emphasis"><text:span text:style-name="T14">k ben een voorstander van open-source, gesloten software is hierbij een no-go.</text:span></text:span></text:p>
      <text:p text:style-name="P38"><text:span text:style-name="Strong_20_Emphasis"><text:span text:style-name="T15">OpenKinetics / OpenForcePlate –</text:span></text:span><text:span text:style-name="Strong_20_Emphasis"><text:span text:style-name="T14"> </text:span></text:span><text:span text:style-name="Strong_20_Emphasis"><text:span text:style-name="T16">De hyperlink verwijst naar OpenSIM OpenSIM is inderdaad ontzettend vergelijkbaar met wat ik wil bereiken, echter gaat OpenSIM veel verder. Complexer, ingewikkeld en niet binnen een kwartier opzetbaar en toepasbaar.</text:span></text:span></text:p>
      <text:p text:style-name="P38"><text:span text:style-name="Strong_20_Emphasis"><text:span text:style-name="T16">OpenForcePlate of OpenKinectics kan ik los niks over vinden. Wellicht dat ze ooit zijn geintegreerd in OpenSIM en dat daar ergens libraries zijn die ik kan toepassen. Echter intimideert de complexitieti van de GitHub van OpenSim nog.</text:span></text:span></text:p>
      <text:p text:style-name="P38"><text:span text:style-name="Strong_20_Emphasis"><text:span text:style-name="T16">2.</text:span></text:span><text:span text:style-name="Strong_20_Emphasis"><text:span text:style-name="T17">OpenSIM </text:span></text:span><text:span text:style-name="Strong_20_Emphasis"><text:span text:style-name="T16">is hierbovven al besproken.</text:span></text:span></text:p>
      <text:p text:style-name="P38"><text:span text:style-name="Strong_20_Emphasis"><text:span text:style-name="T16">3. </text:span></text:span><text:span text:style-name="Strong_20_Emphasis"><text:span text:style-name="T18">Drukzolen</text:span></text:span><text:span text:style-name="Strong_20_Emphasis"><text:span text:style-name="T19"> - </text:span></text:span><text:span text:style-name="Strong_20_Emphasis"><text:span text:style-name="T16">Dit heb ik verder onderzorgt door op google te zoeken naar:”feetpressure github”</text:span></text:span></text:p>
      <text:p text:style-name="Text_20_body"><text:span text:style-name="Strong_20_Emphasis"><text:span text:style-name="T16">Daarbij kom ik meerdere projecten tegen. De meest belovende voor mijn usecase is: “</text:span></text:span><text:a xlink:type="simple" xlink:href="https://github.com/dkolosa/footpressuremapping" text:style-name="Internet_20_link" text:visited-style-name="Visited_20_Internet_20_Link"><text:span text:style-name="Strong_20_Emphasis"><text:span text:style-name="T16">https://github.com/dkolosa/footpressuremapping</text:span></text:span></text:a><text:span text:style-name="Strong_20_Emphasis"><text:span text:style-name="T16">”. Echter dit project is dood. Key-outtake is dat zij </text:span></text:span><text:span text:style-name="Strong_20_Emphasis"><text:span text:style-name="T20">Piezoelectric sensors in de schoenen plaatsen.</text:span></text:span></text:p>
      <text:p text:style-name="P38"><text:span text:style-name="Strong_20_Emphasis"><text:span text:style-name="T16">4. </text:span></text:span><text:span text:style-name="Strong_20_Emphasis"><text:span text:style-name="T18">Video-based benaderding</text:span></text:span><text:span text:style-name="Strong_20_Emphasis"><text:span text:style-name="T19"> - </text:span></text:span><text:span text:style-name="Strong_20_Emphasis"><text:span text:style-name="T16">Werken met een camera en een glasplaat is ook mogelijk. Maar dit klinkt technisch voor mij te complex.</text:span></text:span></text:p>
      <text:p text:style-name="P38"><text:span text:style-name="Strong_20_Emphasis"><text:span text:style-name="T16"/></text:span></text:p>
      <text:p text:style-name="P39"><text:span text:style-name="Strong_20_Emphasis"><text:span text:style-name="T21">Conclusie:</text:span></text:span></text:p>
      <text:p text:style-name="P39"><text:span text:style-name="Strong_20_Emphasis"><text:span text:style-name="T22">Voor drukzole is er al ooit iemand een project begonnen op dit te maken, echter vraag ik me af of de sensoren in een zool te stoppen de squatbeweging niet in de weg zit. </text:span></text:span><text:span text:style-name="Strong_20_Emphasis"><text:span text:style-name="T23">Daarnaast zijn piezo sensoren niet geschikt voor statische gewicht metingen.</text:span></text:span></text:p>
      <text:h text:style-name="Heading_20_2" text:outline-level="2"><text:span text:style-name="Strong_20_Emphasis">3.2 SWOT-analyse </text:span><text:span text:style-name="Strong_20_Emphasis"><text:span text:style-name="T24">Project </text:span></text:span><text:span text:style-name="Strong_20_Emphasis"><text:span text:style-name="T25">(is dit nodig?)</text:span></text:span></text:h>
      <text:p text:style-name="P39"><text:span text:style-name="Strong_20_Emphasis"><text:span text:style-name="T9">Sterktes</text:span></text:span></text:p>
      <text:p text:style-name="P39"><text:soft-page-break/><text:span text:style-name="Strong_20_Emphasis"><text:span text:style-name="T26">- </text:span></text:span><text:span text:style-name="Strong_20_Emphasis"><text:span text:style-name="T22">Duidelijk probleem en doelgroep</text:span></text:span></text:p>
      <text:p text:style-name="P39"><text:span text:style-name="Strong_20_Emphasis"><text:span text:style-name="T22">- Mogelijkheid inspiratie te doen bij andere open-source projecten. OpenSIM en footpressuremapping</text:span></text:span></text:p>
      <text:p text:style-name="P39"><text:span text:style-name="Strong_20_Emphasis"><text:span text:style-name="T22">- Wekelijks toegang tot een coach en clienten om het prottype te testen</text:span></text:span></text:p>
      <text:p text:style-name="P39"><text:span text:style-name="Strong_20_Emphasis"><text:span text:style-name="T21">Zwaktes</text:span></text:span></text:p>
      <text:p text:style-name="P39"><text:span text:style-name="Strong_20_Emphasis"><text:span text:style-name="T26">- </text:span></text:span><text:span text:style-name="Strong_20_Emphasis"><text:span text:style-name="T22">beperte ervaring met sensoren, programmeren en ICT-projecten</text:span></text:span></text:p>
      <text:p text:style-name="P39"><text:span text:style-name="Strong_20_Emphasis"><text:span text:style-name="T22">- tijd en middelen voor het bouwen van een werkende protype zijn beperkt</text:span></text:span></text:p>
      <text:p text:style-name="P39"><text:span text:style-name="Strong_20_Emphasis"><text:span text:style-name="T21">Kansen</text:span></text:span></text:p>
      <text:p text:style-name="P39"><text:span text:style-name="Strong_20_Emphasis"><text:span text:style-name="T26">- </text:span></text:span><text:span text:style-name="Strong_20_Emphasis"><text:span text:style-name="T22">Oplossing die daadwerkelijk gebruik kan worden bij het constateren van mobilteitsproblemen bij het maken van een squat.</text:span></text:span></text:p>
      <text:p text:style-name="P39"><text:span text:style-name="Strong_20_Emphasis"><text:span text:style-name="T22">- Veraardigheden in programmeren, hardware-integratie, UI-design en data-analyse te verbeteren</text:span></text:span></text:p>
      <text:p text:style-name="P39"><text:span text:style-name="Strong_20_Emphasis"><text:span text:style-name="T21">Bedreigingen</text:span></text:span></text:p>
      <text:p text:style-name="P39"><text:span text:style-name="Strong_20_Emphasis"><text:span text:style-name="T22">- Technische beperkingen van sensoren</text:span></text:span></text:p>
      <text:p text:style-name="P39"><text:span text:style-name="Strong_20_Emphasis"><text:span text:style-name="T22">- Beperkend meetinstrument maken waardoor men anders gaat bewegen, want de uitkomst dus verandeerdt waardoor je niks meer aan de meting hebt.</text:span></text:span></text:p>
      <text:p text:style-name="P39"><text:span text:style-name="Strong_20_Emphasis"><text:span text:style-name="T26"><text:s/></text:span></text:span></text:p>
      <text:h text:style-name="Heading_20_2" text:outline-level="2"><text:span text:style-name="Strong_20_Emphasis">3.3 Literatuurstudie sensoren</text:span></text:h>
      <text:p text:style-name="P40"><text:span text:style-name="Strong_20_Emphasis"><text:span text:style-name="T27">Doel:</text:span></text:span><text:span text:style-name="Strong_20_Emphasis"><text:span text:style-name="T23"> vergelijken sensoren op bais van eigenschappen uit datasheets</text:span></text:span></text:p>
      <text:p text:style-name="P40"><text:span text:style-name="Strong_20_Emphasis"><text:span text:style-name="T27">Werkwijze: </text:span></text:span></text:p>
      <text:p text:style-name="P40"><text:span text:style-name="Strong_20_Emphasis"><text:span text:style-name="T27">1. </text:span></text:span><text:span text:style-name="Strong_20_Emphasis"><text:span text:style-name="T23">Datasheets voor FSR, Velotstat + aluminiiumfolie matrix</text:span></text:span></text:p>
      <text:p text:style-name="P40"><text:span text:style-name="Strong_20_Emphasis"><text:span text:style-name="T23"/></text:span></text:p>
      <text:p text:style-name="P40"><text:span text:style-name="Strong_20_Emphasis"><text:span text:style-name="T28">Stappen om te zetten → Sensoren selecteren → bekijken hoe ik alle anneloge input kan laten verwerken door bijv. Een arduino (multiplexer) → testen dmv software → hardwre regelen</text:span></text:span></text:p>
      <text:p text:style-name="P41"><text:span text:style-name="Strong_20_Emphasis"><text:span text:style-name="T29">Uitleggen waarom ik ga voor squat, welke sensoren zou ik de moblitiet / beweging kunnen meten | leg uit waarom je gaat voro druk sensoren | run 1, druk sensoren registeren realtime input | run 2 dit omvormen naar real time output | run 3 realtime input lokaal opslaan en dan dit als historie laten kunnen afspelen | run 4 opnieuw kijken hoevvel tijd en welke runs ik wil toevoegen</text:span></text:span></text:p>
      <text:h text:style-name="P6" text:outline-level="1"><text:bookmark-start text:name="__RefHeading___Toc15_544639217"/><text:span text:style-name="Strong_20_Emphasis"><text:span text:style-name="T6">4</text:span></text:span><text:span text:style-name="Strong_20_Emphasis">. Advies</text:span><text:bookmark-end text:name="__RefHeading___Toc15_544639217"/></text:h>
      <text:h text:style-name="Heading_20_2" text:outline-level="2"><text:bookmark-start text:name="__RefHeading___Toc17_544639217"/><text:span text:style-name="Strong_20_Emphasis"><text:span text:style-name="T6">4</text:span></text:span><text:span text:style-name="Strong_20_Emphasis">.1 Voorgestelde oplossing</text:span><text:bookmark-end text:name="__RefHeading___Toc17_544639217"/></text:h>
      <text:list text:style-name="L14">
        <text:list-item>
          <text:p text:style-name="P42"><text:span text:style-name="Strong_20_Emphasis">Hardware:</text:span> Arduino </text:p>
          <text:list>
            <text:list-item>
              <text:p text:style-name="P43">Sensoren: </text:p>
            </text:list-item>
          </text:list>
        </text:list-item>
        <text:list-item>
          <text:p text:style-name="P42"><text:span text:style-name="Strong_20_Emphasis">Software:</text:span> ?</text:p>
        </text:list-item>
        <text:list-item>
          <text:p text:style-name="P42"><text:span text:style-name="Strong_20_Emphasis">Database:</text:span> SQ<text:span text:style-name="T5">Lite voor lokale dataopslag</text:span></text:p>
        </text:list-item>
        <text:list-item>
          <text:p text:style-name="P42"><text:span text:style-name="Strong_20_Emphasis">Privacy &amp; Security:</text:span> encryptie van data en lokale opslag, gebruikerscontrole over gegevens</text:p>
        </text:list-item>
      </text:list>
      <text:h text:style-name="Heading_20_2" text:outline-level="2"><text:bookmark-start text:name="__RefHeading___Toc19_544639217"/><text:span text:style-name="Strong_20_Emphasis"><text:span text:style-name="T6">4</text:span></text:span><text:span text:style-name="Strong_20_Emphasis">.2 Planning (globaal, gebaseerd op LO2 activiteiten)</text:span><text:bookmark-end text:name="__RefHeading___Toc19_544639217"/></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Activiteit</text:p>
            </table:table-cell>
            <table:table-cell table:style-name="Table1.A1" office:value-type="string">
              <text:p text:style-name="Table_20_Heading">Beschrijving</text:p>
            </table:table-cell>
            <table:table-cell table:style-name="Table1.A1" office:value-type="string">
              <text:p text:style-name="Table_20_Heading">Tijdsplanning</text:p>
            </table:table-cell>
          </table:table-row>
        </table:table-header-rows>
        <table:table-row>
          <table:table-cell table:style-name="Table1.A1" office:value-type="string">
            <text:p text:style-name="Table_20_Contents">Analyseren</text:p>
          </table:table-cell>
          <table:table-cell table:style-name="Table1.A1" office:value-type="string">
            <text:p text:style-name="Table_20_Contents">Onderzoeken van hardware/software opties, bepalen vereisten</text:p>
          </table:table-cell>
          <table:table-cell table:style-name="Table1.A1" office:value-type="string">
            <text:p text:style-name="Table_20_Contents">Week 1-2</text:p>
          </table:table-cell>
        </table:table-row>
        <table:table-row>
          <table:table-cell table:style-name="Table1.A1" office:value-type="string">
            <text:p text:style-name="Table_20_Contents">Adviseren</text:p>
          </table:table-cell>
          <table:table-cell table:style-name="Table1.A1" office:value-type="string">
            <text:p text:style-name="Table_20_Contents">Kiezen van hardware, software en analysemethoden</text:p>
          </table:table-cell>
          <table:table-cell table:style-name="Table1.A1" office:value-type="string">
            <text:p text:style-name="Table_20_Contents">Week 3</text:p>
          </table:table-cell>
        </table:table-row>
        <table:table-row>
          <table:table-cell table:style-name="Table1.A1" office:value-type="string">
            <text:p text:style-name="Table_20_Contents">Ontwerpen</text:p>
          </table:table-cell>
          <table:table-cell table:style-name="Table1.A1" office:value-type="string">
            <text:p text:style-name="Table_20_Contents">Prototype ontwerp: hardware + dashboard</text:p>
          </table:table-cell>
          <table:table-cell table:style-name="Table1.A1" office:value-type="string">
            <text:p text:style-name="Table_20_Contents">Week 4-5</text:p>
          </table:table-cell>
        </table:table-row>
        <table:table-row>
          <table:table-cell table:style-name="Table1.A1" office:value-type="string">
            <text:p text:style-name="Table_20_Contents">Realiseren</text:p>
          </table:table-cell>
          <table:table-cell table:style-name="Table1.A1" office:value-type="string">
            <text:p text:style-name="Table_20_Contents">Bouwen van prototype en implementatie dashboard</text:p>
          </table:table-cell>
          <table:table-cell table:style-name="Table1.A1" office:value-type="string">
            <text:p text:style-name="Table_20_Contents">Week 6-8</text:p>
          </table:table-cell>
        </table:table-row>
        <table:table-row>
          <table:table-cell table:style-name="Table1.A1" office:value-type="string">
            <text:p text:style-name="Table_20_Contents">Valideren</text:p>
          </table:table-cell>
          <table:table-cell table:style-name="Table1.A1" office:value-type="string">
            <text:p text:style-name="Table_20_Contents">Testen van systeem, verzamelen feedback, verbeteringen doorvoeren</text:p>
          </table:table-cell>
          <table:table-cell table:style-name="Table1.C6" office:value-type="string">
            <text:p text:style-name="P44"/>
          </table:table-cell>
        </table:table-row>
      </table:table>
      <text:p text:style-name="P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DejaVu Serif" fo:font-family="'DejaVu Serif'" style:font-family-generic="roman" style:font-pitch="variable" fo:font-size="24pt" fo:font-weight="bold" style:font-name-asian="Noto Sans" style:font-family-asian="'Noto Sans'"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DejaVu Serif" fo:font-family="'DejaVu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DejaVu Serif" fo:font-family="'DejaVu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0b84e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bookmark-start text:name="PageNumWizard_FOOTER_Default Page Style1"/><text:page-number text:select-page="current">9</text:page-number><text:bookmark-end text:name="PageNumWizard_FOOTER_Default Page Style1"/></text:p>
      </style:footer>
      <style:footer-left>
        <text:p text:style-name="MP2"/>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0T08:51:54.002826541</meta:creation-date>
    <dc:date>2025-09-10T11:36:31.050882681</dc:date>
    <meta:editing-duration>PT1H40M48S</meta:editing-duration>
    <meta:editing-cycles>12</meta:editing-cycles>
    <meta:generator>LibreOffice/25.8.1.1$Linux_X86_64 LibreOffice_project/580$Build-1</meta:generator>
    <meta:document-statistic meta:table-count="1" meta:image-count="0" meta:object-count="0" meta:page-count="9" meta:paragraph-count="137" meta:word-count="1234" meta:character-count="8234" meta:non-whitespace-character-count="7174"/>
  </office:meta>
</office:document-meta>
</file>